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rif" svg:font-family="Serif" style:font-family-generic="roman"/>
    <style:font-face style:name="Times New Roman" svg:font-family="'Times New Roman'"/>
    <style:font-face style:name="sans-serif" svg:font-family="sans-serif"/>
  </office:font-face-decls>
  <office:automatic-styles>
    <style:style style:name="P1" style:family="paragraph" style:parent-style-name="Standard">
      <style:text-properties officeooo:paragraph-rsid="0015b4d3"/>
    </style:style>
    <style:style style:name="P2" style:family="paragraph" style:parent-style-name="Standard">
      <style:paragraph-properties fo:text-align="center" style:justify-single-word="false"/>
      <style:text-properties style:font-name="Serif" fo:font-size="30pt" officeooo:rsid="001b9c79" officeooo:paragraph-rsid="001b39b8" style:font-size-asian="30pt" style:font-size-complex="30pt"/>
    </style:style>
    <style:style style:name="P3" style:family="paragraph" style:parent-style-name="Standard">
      <style:text-properties style:font-name="Serif" fo:font-size="30pt" officeooo:rsid="001b9c79" officeooo:paragraph-rsid="0015b4d3" style:font-size-asian="30pt" style:font-size-complex="30pt"/>
    </style:style>
    <style:style style:name="P4" style:family="paragraph" style:parent-style-name="Standard">
      <style:paragraph-properties fo:text-align="center" style:justify-single-word="false"/>
      <style:text-properties style:font-name="Serif" fo:font-size="28pt" officeooo:rsid="001b9c79" officeooo:paragraph-rsid="001b39b8" style:font-size-asian="24.5pt" style:font-size-complex="28pt"/>
    </style:style>
    <style:style style:name="P5" style:family="paragraph" style:parent-style-name="Standard">
      <style:text-properties fo:font-size="11pt" officeooo:rsid="000c3b73" style:font-size-asian="11pt" style:font-size-complex="11pt"/>
    </style:style>
    <style:style style:name="P6" style:family="paragraph" style:parent-style-name="Standard">
      <style:text-properties fo:font-size="11pt" officeooo:rsid="000c3b73" officeooo:paragraph-rsid="000c3b73" style:font-size-asian="11pt" style:font-size-complex="11pt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/>
      <style:text-properties fo:font-size="11pt" officeooo:rsid="001b9c79" officeooo:paragraph-rsid="001e7134" style:font-size-asian="11pt" style:font-size-complex="11pt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fo:font-size="15pt" officeooo:rsid="001b39b8" officeooo:paragraph-rsid="001b39b8" style:font-size-asian="15pt" style:font-size-complex="15pt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/>
      <style:text-properties fo:font-variant="normal" fo:text-transform="none" fo:color="#000000" loext:opacity="100%" style:font-name="Times New Roman" fo:font-size="11pt" fo:letter-spacing="normal" fo:font-style="normal" fo:font-weight="normal" officeooo:rsid="001b9c79" officeooo:paragraph-rsid="001e7134" style:font-size-asian="11pt" style:font-size-complex="11pt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/>
      <style:text-properties fo:font-variant="normal" fo:text-transform="none" fo:color="#131313" loext:opacity="100%" style:text-line-through-style="none" style:text-line-through-type="none" style:font-name="sans-serif" fo:font-size="10.5pt" fo:letter-spacing="normal" fo:font-style="normal" style:text-underline-style="none" fo:font-weight="normal" officeooo:rsid="001b9c79" officeooo:paragraph-rsid="001b39b8" style:text-blinking="false" style:font-size-asian="10.5pt" style:font-size-complex="10.5pt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/>
      <style:text-properties officeooo:rsid="001b39b8" officeooo:paragraph-rsid="001b39b8"/>
    </style:style>
    <style:style style:name="P12" style:family="paragraph" style:parent-style-name="Standard">
      <style:text-properties officeooo:rsid="001b9c79" officeooo:paragraph-rsid="001b39b8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/>
      <style:text-properties fo:font-variant="normal" fo:text-transform="none" fo:color="#000000" loext:opacity="100%" style:font-name="Times New Roman" fo:font-size="11pt" fo:letter-spacing="normal" fo:font-style="normal" fo:font-weight="normal" officeooo:rsid="001b9c79" officeooo:paragraph-rsid="0028126f" style:font-size-asian="11pt" style:font-size-complex="11pt"/>
    </style:style>
    <style:style style:name="P14" style:family="paragraph" style:parent-style-name="Standard">
      <style:paragraph-properties fo:margin-top="0cm" fo:margin-bottom="0cm" style:contextual-spacing="false" fo:text-align="center" style:justify-single-word="false"/>
      <style:text-properties fo:font-variant="normal" fo:text-transform="none" fo:color="#000000" loext:opacity="100%" style:font-name="Times New Roman" fo:font-size="11pt" fo:letter-spacing="normal" fo:font-style="normal" fo:font-weight="normal" officeooo:rsid="001b9c79" officeooo:paragraph-rsid="001b39b8" style:font-size-asian="11pt" style:font-size-complex="11pt"/>
    </style:style>
    <style:style style:name="P15" style:family="paragraph" style:parent-style-name="Standard">
      <style:paragraph-properties fo:margin-top="0cm" fo:margin-bottom="0cm" style:contextual-spacing="false" fo:text-align="center" style:justify-single-word="false"/>
      <style:text-properties fo:font-variant="normal" fo:text-transform="none" fo:color="#000000" loext:opacity="100%" style:font-name="Times New Roman" fo:font-size="8pt" fo:letter-spacing="normal" fo:font-style="normal" fo:font-weight="normal" officeooo:rsid="001b9c79" officeooo:paragraph-rsid="0028126f" style:font-size-asian="8pt" style:font-style-asian="normal" style:font-weight-asian="normal" style:font-size-complex="8pt" style:font-style-complex="normal" style:font-weight-complex="normal"/>
    </style:style>
    <style:style style:name="P16" style:family="paragraph" style:parent-style-name="Standard">
      <style:paragraph-properties fo:margin-top="0cm" fo:margin-bottom="0cm" style:contextual-spacing="false" fo:text-align="center" style:justify-single-word="false"/>
      <style:text-properties fo:font-variant="normal" fo:text-transform="none" fo:color="#131313" loext:opacity="100%" style:text-line-through-style="none" style:text-line-through-type="none" style:font-name="sans-serif" fo:font-size="10.5pt" fo:letter-spacing="normal" fo:font-style="normal" style:text-underline-style="none" fo:font-weight="normal" officeooo:rsid="001b9c79" officeooo:paragraph-rsid="001b39b8" style:text-blinking="false" style:font-size-asian="10.5pt" style:font-size-complex="10.5pt"/>
    </style:style>
    <style:style style:name="T1" style:family="text">
      <style:text-properties officeooo:rsid="00264a35"/>
    </style:style>
    <style:style style:name="T2" style:family="text">
      <style:text-properties officeooo:rsid="0028126f"/>
    </style:style>
    <style:style style:name="T3" style:family="text">
      <style:text-properties style:font-name="sans-serif" fo:letter-spacing="0.106cm" fo:font-weight="bold"/>
    </style:style>
    <style:style style:name="T4" style:family="text">
      <style:text-properties style:font-name="sans-serif" fo:letter-spacing="0.106cm" fo:font-weight="bold" officeooo:rsid="0028126f"/>
    </style:style>
    <style:style style:name="T5" style:family="text">
      <style:text-properties style:font-name="sans-serif" fo:letter-spacing="0.106cm" fo:font-weight="bold" officeooo:rsid="00264a35"/>
    </style:style>
    <style:style style:name="T6" style:family="text">
      <style:text-properties style:font-name="sans-serif" fo:letter-spacing="0.106cm" officeooo:rsid="00264a35"/>
    </style:style>
    <style:style style:name="T7" style:family="text">
      <style:text-properties style:font-name="sans-serif" fo:letter-spacing="0.106cm" officeooo:rsid="002812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9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>NOUVELLE </text:p>
      <text:p text:style-name="P2">DISPOSITION</text:p>
      <text:p text:style-name="P2"/>
      <text:p text:style-name="P2"/>
      <text:p text:style-name="P12"/>
      <text:p text:style-name="P8">traduction simplifiée</text:p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4"/>
      <text:p text:style-name="P14"/>
      <text:p text:style-name="P13">Domaine public</text:p>
      <text:p text:style-name="P13"><text:span text:style-name="T4">7 Juillet </text:span><text:span text:style-name="T3">202</text:span><text:span text:style-name="T5">3</text:span></text:p>
      <text:p text:style-name="P15"><text:span text:style-name="T6">7 </text:span><text:span text:style-name="T7">7 7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rif" svg:font-family="Serif" style:font-family-generic="roman"/>
    <style:font-face style:name="Times New Roman" svg:font-family="'Times New Roman'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1.02cm" fo:page-height="22.22cm" style:num-format="1" style:print-orientation="landscape" fo:margin-top="0.319cm" fo:margin-bottom="0.319cm" fo:margin-left="0.319cm" fo:margin-right="0.31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 fo:column-gap="2.131cm">
          <style:column style:rel-width="32767*" fo:start-indent="0cm" fo:end-indent="1.065cm"/>
          <style:column style:rel-width="32768*" fo:start-indent="1.065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8-27T07:21:09.809000000</meta:creation-date>
    <dc:date>2023-07-01T14:12:29.240000000</dc:date>
    <meta:editing-duration>PT4H17M16S</meta:editing-duration>
    <meta:editing-cycles>21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6" meta:word-count="12" meta:character-count="74" meta:non-whitespace-character-count="67"/>
  </office:meta>
</office:document-meta>
</file>